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sk" fo:country="SK"/>
    </style:style>
    <style:style style:name="T1" style:family="text">
      <style:text-properties fo:color="#212121" fo:language="sk" fo:country="SK"/>
    </style:style>
    <style:style style:name="T2" style:family="text">
      <style:text-properties fo:color="#212121" fo:language="sk" fo:country="SK" fo:font-style="normal" style:font-style-asian="normal" style:font-style-complex="normal"/>
    </style:style>
    <style:style style:name="T3" style:family="text">
      <style:text-properties fo:language="sk" fo:country="SK"/>
    </style:style>
    <style:style style:name="T4" style:family="text">
      <style:text-properties fo:language="sk" fo:country="SK"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obrý deň,</text:p>
      <text:p text:style-name="P1"/>
      <text:p text:style-name="P1">Posielam project Homework. Zobral som to ako výzvu respektíve “produkčný kód”. </text:p>
      <text:p text:style-name="P1"/>
      <text:p text:style-name="P1">Popis:</text:p>
      <text:p text:style-name="P1">Konfigurácia pre objekty je vlastne command patern. Je možné ju pridať k akémukoľvek objektu a ten dokáže pristupovať ku konfiguračným hodnotám. Umožnuje potenciálne serializovať a deserilizovať konfiguraciu, posielat ju remote , tak isto ma výhodu ze je univerzálna, pridanie jedného konfiguračného itemu  je veľmi jednoduché.</text:p>
      <text:p text:style-name="P1"/>
      <text:p text:style-name="P1">Provider(DoubleProvider) je riešený ako mediátor patern. Provider sa skladá z dvoch (alebo  potencionálne viac) simple providerov ktore komunikujú cez mediátor. Oproti konvenčnému provideru ma tu výhodu ze je modularny. Tak isto  umožnuje teoreticky prepojiť akoukoľvek logikou veľké množstvo providerov(nielen klasická fronta a lineárne spracovanie).</text:p>
      <text:p text:style-name="P1"/>
      <text:p text:style-name="P1">ToDo:</text:p>
      <text:p text:style-name="P1">Dokončit resolving</text:p>
      <text:p text:style-name="P1">Umožniť aby mediator bol SimpleDocument typu a tým rapídne zvýšiť výkon. Bude možné vynechať  jednu konverziu do xml a jednu z xml pri volaní process.</text:p>
      <text:p text:style-name="P1">Encoding do konfiguracie</text:p>
      <text:p text:style-name="P1">Vybrat najrychlejsii sposob spracovanie <text:s/>XML..</text:p>
      <text:p text:style-name="P1">Logovanie</text:p>
      <text:p text:style-name="Standard"><text:span text:style-name="Emphasis"><text:span text:style-name="T2">JSON s</text:span></text:span><text:span text:style-name="Emphasis"><text:span text:style-name="T4"> c</text:span></text:span><text:span text:style-name="Emphasis"><text:span text:style-name="T2">amel</text:span></text:span><text:span text:style-name="Emphasis"><text:span text:style-name="T4">-c</text:span></text:span><text:span text:style-name="Emphasis"><text:span text:style-name="T2">ase názvy properties)</text:span></text:span></text:p>
      <text:p text:style-name="Standard"><text:span text:style-name="Emphasis"><text:span text:style-name="T2">Htmlreader</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xxxx </meta:initial-creator>
    <meta:creation-date>2017-11-24T22:27:38.54</meta:creation-date>
    <meta:document-statistic meta:table-count="0" meta:image-count="0" meta:object-count="0" meta:page-count="1" meta:paragraph-count="13" meta:word-count="146" meta:character-count="1070"/>
    <dc:date>2017-11-25T09:41:59.06</dc:date>
    <dc:creator>xxxxx </dc:creator>
    <meta:editing-duration>PT10H59M10S</meta:editing-duration>
    <meta:editing-cycles>1</meta:editing-cycles>
    <meta:generator>OpenOffice/4.1.3$Win32 OpenOffice.org_project/413m1$Build-9783</meta:generator>
  </office:meta>
</office:document-meta>
</file>